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C00000176682387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5cm" svg:height="11.5cm" svg:x="3.95cm" svg:y="2cm">
          <draw:image xlink:href="Pictures/10000000000001AC000001766823878F.png" xlink:type="simple" xlink:show="embed" xlink:actuate="onLoad">
            <text:p/>
          </draw:image>
        </draw:frame>
        <draw:frame draw:style-name="gr2" draw:text-style-name="P3" draw:layer="layout" svg:width="1.569cm" svg:height="0.725cm" svg:x="1.431cm" svg:y="2.775cm">
          <draw:text-box>
            <text:p text:style-name="P2">menu</text:p>
          </draw:text-box>
        </draw:frame>
        <draw:frame draw:style-name="gr2" draw:text-style-name="P3" draw:layer="layout" svg:width="2.018cm" svg:height="0.725cm" svg:x="1cm" svg:y="3.775cm">
          <draw:text-box>
            <text:p text:style-name="P2">boutons</text:p>
          </draw:text-box>
        </draw:frame>
        <draw:frame draw:style-name="gr2" draw:text-style-name="P3" draw:layer="layout" svg:width="3.618cm" svg:height="0.725cm" svg:x="8cm" svg:y="1cm">
          <draw:text-box>
            <text:p text:style-name="P2">Menu contextuel</text:p>
          </draw:text-box>
        </draw:frame>
        <draw:frame draw:style-name="gr2" draw:text-style-name="P3" draw:layer="layout" svg:width="3.935cm" svg:height="0.725cm" svg:x="13cm" svg:y="1cm">
          <draw:text-box>
            <text:p text:style-name="P2">Raccourcis clavier</text:p>
          </draw:text-box>
        </draw:frame>
        <draw:line draw:style-name="gr3" draw:text-style-name="P4" draw:layer="layout" svg:x1="3cm" svg:y1="3cm" svg:x2="4cm" svg:y2="3cm">
          <text:p/>
        </draw:line>
        <draw:line draw:style-name="gr3" draw:text-style-name="P4" draw:layer="layout" svg:x1="3cm" svg:y1="4cm" svg:x2="4cm" svg:y2="4cm">
          <text:p/>
        </draw:line>
        <draw:line draw:style-name="gr3" draw:text-style-name="P4" draw:layer="layout" svg:x1="9.5cm" svg:y1="1.5cm" svg:x2="11cm" svg:y2="6cm">
          <text:p/>
        </draw:line>
        <draw:line draw:style-name="gr3" draw:text-style-name="P4" draw:layer="layout" svg:x1="14.5cm" svg:y1="1.5cm" svg:x2="14.5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date>2008-09-11T17:50:22</dc:date>
    <meta:editing-cycles>1</meta:editing-cycles>
    <meta:editing-duration>PT3M38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